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a84" officeooo:paragraph-rsid="001d3a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vers la maquette Figma du projet : https://www.figma.com/file/FUzJsBlLT6QfsOUOKqkKGW/Untitled?type=design&amp;node-id=0-1&amp;mode=design&amp;t=BGFljYntAXfBr8Fq-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09:41:56.575000000</meta:creation-date>
    <dc:date>2024-02-28T09:42:18.135000000</dc:date>
    <meta:editing-duration>PT21S</meta:editing-duration>
    <meta:editing-cycles>1</meta:editing-cycles>
    <meta:document-statistic meta:table-count="0" meta:image-count="0" meta:object-count="0" meta:page-count="1" meta:paragraph-count="1" meta:word-count="9" meta:character-count="155" meta:non-whitespace-character-count="147"/>
    <meta:generator>LibreOffice/7.5.0.3$Windows_X86_64 LibreOffice_project/c21113d003cd3efa8c53188764377a8272d9d6de</meta:generator>
  </office:meta>
</office:document-meta>
</file>